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java.lang.*;<text:s/></text:p>
      <text:p text:style-name="Normal">class Test {</text:p>
      <text:p text:style-name="Normal">public static void main(String[] args )</text:p>
      <text:p text:style-name="Normal">{System.out.println("Hello");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frene J. White</meta:initial-creator>
    <dc:creator>Anfrene J. White</dc:creator>
    <meta:creation-date>2022-09-01T14:24:00Z</meta:creation-date>
    <dc:date>2022-09-01T14:24:00Z</dc:date>
    <meta:template xlink:href="Normal.dotm" xlink:type="simple"/>
    <meta:editing-cycles>1</meta:editing-cycles>
    <meta:editing-duration>PT0S</meta:editing-duration>
    <meta:document-statistic meta:page-count="1" meta:paragraph-count="1" meta:word-count="15" meta:character-count="104" meta:row-count="1" meta:non-whitespace-character-count="90"/>
  </office:meta>
</office:document-meta>
</file>